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Définition d'un Événement</text:span></text:h>
      <text:list xml:id="list454574549" text:style-name="L1">
        <text:list-item>
          <text:p text:style-name="P1"><text:span text:style-name="Strong_20_Emphasis">Qu'est-ce qu'un événement ?</text:span><text:line-break/>Un événement représente une donnée qui décrit une mise à jour de l'état d'une entité au fil du temps.</text:p>
          <text:list>
            <text:list-item>
              <text:p text:style-name="P2">Exemples : coordonnées GPS d'une voiture, température d'une pièce, pression artérielle d'un patient, utilisation de la RAM d'une application.</text:p>
            </text:list-item>
          </text:list>
        </text:list-item>
        <text:list-item>
          <text:p text:style-name="P1"><text:span text:style-name="Strong_20_Emphasis">Formats d'événements courants :</text:span></text:p>
          <text:list>
            <text:list-item>
              <text:p text:style-name="P2"><text:span text:style-name="Strong_20_Emphasis">Type primitif</text:span> : texte brut, nombre, date.</text:p>
            </text:list-item>
            <text:list-item>
              <text:p text:style-name="P2"><text:span text:style-name="Strong_20_Emphasis">Format clé-valeur</text:span> : données sous forme de paires clé-valeur, pouvant être simples (texte, nombre) ou complexes (JSON, XML, tuple).</text:p>
            </text:list-item>
            <text:list-item>
              <text:p text:style-name="P1"><text:span text:style-name="Strong_20_Emphasis">Format avec horodatage</text:span> : souvent utilisé pour indiquer l'urgence de l'événement, par exemple la pression artérielle d'un patient avec un horodatage.</text:p>
            </text:list-item>
          </text:list>
        </text:list-item>
      </text:list>
      <text:h text:style-name="Heading_20_3" text:outline-level="3">2. <text:span text:style-name="Strong_20_Emphasis">Streaming d'Événements</text:span></text:h>
      <text:list xml:id="list1751816567" text:style-name="L2">
        <text:list-item>
          <text:p text:style-name="P3"><text:span text:style-name="Strong_20_Emphasis">Sources d'événements :</text:span></text:p>
          <text:list>
            <text:list-item>
              <text:p text:style-name="P4">Capteurs, dispositifs de surveillance, bases de données, applications.</text:p>
            </text:list-item>
          </text:list>
        </text:list-item>
        <text:list-item>
          <text:p text:style-name="P3"><text:span text:style-name="Strong_20_Emphasis">Transport des événements :</text:span></text:p>
          <text:list>
            <text:list-item>
              <text:p text:style-name="P4">Les événements générés en temps réel doivent être transmis à des destinations (systèmes de fichiers, bases de données, applications).</text:p>
            </text:list-item>
            <text:list-item>
              <text:p text:style-name="P4">Ce transport continu entre une source et une destination est appelé diffusion d'événements.</text:p>
            </text:list-item>
          </text:list>
        </text:list-item>
        <text:list-item>
          <text:p text:style-name="P3"><text:span text:style-name="Strong_20_Emphasis">Complexité du streaming d'événements :</text:span></text:p>
          <text:list>
            <text:list-item>
              <text:p text:style-name="P4">Peut impliquer plusieurs sources et destinations d'événements, avec des protocoles de communication variés (FTP, HTTP, JDBC, SCP).</text:p>
            </text:list-item>
            <text:list-item>
              <text:p text:style-name="P3">Une destination peut aussi agir comme source après traitement des données.</text:p>
            </text:list-item>
          </text:list>
        </text:list-item>
      </text:list>
      <text:h text:style-name="Heading_20_3" text:outline-level="3">3. <text:span text:style-name="Strong_20_Emphasis">Plateforme de Streaming d'Événements (ESP)</text:span></text:h>
      <text:list xml:id="list1288108844" text:style-name="L3">
        <text:list-item>
          <text:p text:style-name="P5"><text:span text:style-name="Strong_20_Emphasis">Rôle d'un ESP :</text:span></text:p>
          <text:list>
            <text:list-item>
              <text:p text:style-name="P6">Sert de couche intermédiaire pour simplifier la gestion des flux de données entre sources et destinations.</text:p>
            </text:list-item>
            <text:list-item>
              <text:p text:style-name="P6">Permet aux sources d'envoyer leurs événements à l'ESP, qui les redistribue aux destinations souscrites.</text:p>
            </text:list-item>
          </text:list>
        </text:list-item>
        <text:list-item>
          <text:p text:style-name="P5"><text:span text:style-name="Strong_20_Emphasis">Composants principaux d'un ESP :</text:span></text:p>
          <text:list>
            <text:list-item>
              <text:p text:style-name="P6"><text:span text:style-name="Strong_20_Emphasis">Courtier d'événements</text:span> : reçoit et gère la distribution des événements.</text:p>
            </text:list-item>
            <text:list-item>
              <text:p text:style-name="P6"><text:span text:style-name="Strong_20_Emphasis">Stockage d'événements</text:span> : permet de stocker les événements pour une récupération ultérieure.</text:p>
            </text:list-item>
            <text:list-item>
              <text:p text:style-name="P6"><text:span text:style-name="Strong_20_Emphasis">Moteur d'analyse et de requête</text:span> : utilisé pour analyser et interroger les événements stockés.</text:p>
            </text:list-item>
          </text:list>
        </text:list-item>
        <text:list-item>
          <text:p text:style-name="P5"><text:span text:style-name="Strong_20_Emphasis">Sous-composants du courtier d'événements :</text:span></text:p>
          <text:list>
            <text:list-item>
              <text:p text:style-name="P6"><text:span text:style-name="Strong_20_Emphasis">Ingestion</text:span> : réception des événements.</text:p>
            </text:list-item>
            <text:list-item>
              <text:p text:style-name="P6"><text:span text:style-name="Strong_20_Emphasis">Processeur</text:span> : traite les données (compression, chiffrement, etc.).</text:p>
            </text:list-item>
            <text:list-item>
              <text:p text:style-name="P5"><text:soft-page-break/><text:span text:style-name="Strong_20_Emphasis">Composant de consommation</text:span> : distribue les événements aux destinations souscrites.</text:p>
            </text:list-item>
          </text:list>
        </text:list-item>
      </text:list>
      <text:h text:style-name="Heading_20_3" text:outline-level="3">4. <text:span text:style-name="Strong_20_Emphasis">Exemples de Solutions ESP</text:span></text:h>
      <text:list xml:id="list1813493635" text:style-name="L4">
        <text:list-item>
          <text:p text:style-name="P8"><text:span text:style-name="Strong_20_Emphasis">ESP populaires :</text:span></text:p>
          <text:list>
            <text:list-item>
              <text:p text:style-name="P8"><text:span text:style-name="Strong_20_Emphasis">Apache Kafka</text:span> (le plus populaire et open source)</text:p>
            </text:list-item>
            <text:list-item>
              <text:p text:style-name="P8"><text:span text:style-name="Strong_20_Emphasis">Amazon Kinesis</text:span></text:p>
            </text:list-item>
            <text:list-item>
              <text:p text:style-name="P8"><text:span text:style-name="Strong_20_Emphasis">Apache Flink</text:span></text:p>
            </text:list-item>
            <text:list-item>
              <text:p text:style-name="P8"><text:span text:style-name="Strong_20_Emphasis">IBM Event Stream</text:span></text:p>
            </text:list-item>
            <text:list-item>
              <text:p text:style-name="P7"><text:span text:style-name="Strong_20_Emphasis">Azure Event Hub</text:span></text:p>
            </text:list-item>
          </text:list>
        </text:list-item>
      </text:list>
      <text:p text:style-name="Standard"/>
      <text:p text:style-name="Standard"/>
      <text:h text:style-name="Heading_20_3" text:outline-level="3">Qu'est-ce qu'Apache Kafka ?</text:h>
      <text:list xml:id="list940663998" text:style-name="L5">
        <text:list-item>
          <text:p text:style-name="P10"><text:span text:style-name="Strong_20_Emphasis">Définition</text:span> : Apache Kafka est un projet open source devenu l'ESP le plus populaire. Il s'agit d'une plateforme complète adaptée à divers scénarios d'application.</text:p>
        </text:list-item>
        <text:list-item>
          <text:p text:style-name="P10"><text:span text:style-name="Strong_20_Emphasis">Applications initiales</text:span> : Suivi des activités des utilisateurs (clics de souris, pages vues, temps passé, etc.).</text:p>
        </text:list-item>
        <text:list-item>
          <text:p text:style-name="P9"><text:span text:style-name="Strong_20_Emphasis">Applications actuelles</text:span> : Streaming métrique (capteurs, GPS, surveillance), intégration de journaux pour les entreprises, traitement de transactions pour les banques et les fintechs.</text:p>
        </text:list-item>
      </text:list>
      <text:h text:style-name="Heading_20_3" text:outline-level="3">Cas d'utilisation courants</text:h>
      <text:list xml:id="list38898325" text:style-name="L6">
        <text:list-item>
          <text:p text:style-name="P12"><text:span text:style-name="Strong_20_Emphasis">Collecte de données</text:span> : Regroupe et centralise les données provenant de diverses sources.</text:p>
        </text:list-item>
        <text:list-item>
          <text:p text:style-name="P12"><text:span text:style-name="Strong_20_Emphasis">Traitement et analyse en temps réel</text:span> : Création de tableaux de bord, utilisation de l'intelligence artificielle et de l'apprentissage automatique.</text:p>
        </text:list-item>
        <text:list-item>
          <text:p text:style-name="P11"><text:span text:style-name="Strong_20_Emphasis">Notifications et gouvernance</text:span> : Envoi d'e-mails, SMS, suivi des transactions pour assurer la conformité réglementaire.</text:p>
        </text:list-item>
      </text:list>
      <text:h text:style-name="Heading_20_3" text:outline-level="3">Architecture d'Apache Kafka</text:h>
      <text:list xml:id="list1044882502" text:style-name="L7">
        <text:list-item>
          <text:p text:style-name="P14"><text:span text:style-name="Strong_20_Emphasis">Architecture client-serveur</text:span> : Fonctionne comme un cluster de serveurs de courtage pour gérer les flux d'événements.</text:p>
        </text:list-item>
        <text:list-item>
          <text:p text:style-name="P14"><text:span text:style-name="Strong_20_Emphasis">Composants principaux</text:span> :</text:p>
          <text:list>
            <text:list-item>
              <text:p text:style-name="P14"><text:span text:style-name="Strong_20_Emphasis">Courtiers de Kafka</text:span> : Reçoivent les événements des producteurs et les stockent.</text:p>
            </text:list-item>
            <text:list-item>
              <text:p text:style-name="P14"><text:span text:style-name="Strong_20_Emphasis">Kafka Connect</text:span> : Importe et exporte les données sous forme de flux.</text:p>
            </text:list-item>
            <text:list-item>
              <text:p text:style-name="P13"><text:span text:style-name="Strong_20_Emphasis">Kafka Raft (KRaft)</text:span> : Remplace Zookeeper pour la gestion des métadonnées, améliorant l'efficacité.</text:p>
            </text:list-item>
          </text:list>
        </text:list-item>
      </text:list>
      <text:h text:style-name="Heading_20_3" text:outline-level="3">Fonctionnement</text:h>
      <text:list xml:id="list1172782037" text:style-name="L8">
        <text:list-item>
          <text:p text:style-name="P16"><text:span text:style-name="Strong_20_Emphasis">Communication</text:span> : Kafka utilise TCP pour échanger des données entre les clients et les serveurs.</text:p>
        </text:list-item>
        <text:list-item>
          <text:p text:style-name="P15"><text:span text:style-name="Strong_20_Emphasis">Clients Kafka</text:span> : Propose divers types de clients, comme des scripts CLI, des API en Java, Scala, Python, Go, C/C++, et des API REST.</text:p>
        </text:list-item>
      </text:list>
      <text:h text:style-name="Heading_20_3" text:outline-level="3"><text:soft-page-break/>Fonctionnalités et avantages</text:h>
      <text:list xml:id="list227967490" text:style-name="L9">
        <text:list-item>
          <text:p text:style-name="P18"><text:span text:style-name="Strong_20_Emphasis">Évolutivité</text:span> : Kafka est distribué, capable de gérer de grands volumes de données grâce à un cluster de courtiers.</text:p>
        </text:list-item>
        <text:list-item>
          <text:p text:style-name="P18"><text:span text:style-name="Strong_20_Emphasis">Fiabilité et tolérance aux pannes</text:span> : Utilise des partitions et des réplications pour assurer une haute disponibilité.</text:p>
        </text:list-item>
        <text:list-item>
          <text:p text:style-name="P18"><text:span text:style-name="Strong_20_Emphasis">Stockage permanent</text:span> : Les événements sont enregistrés de façon persistante, ce qui permet une consommation à tout moment.</text:p>
        </text:list-item>
        <text:list-item>
          <text:p text:style-name="P17"><text:span text:style-name="Strong_20_Emphasis">Open Source</text:span> : Gratuit à utiliser et personnalisable selon les besoins.</text:p>
        </text:list-item>
      </text:list>
      <text:h text:style-name="Heading_20_3" text:outline-level="3">Défis de mise en œuvre</text:h>
      <text:list xml:id="list716635655" text:style-name="L10">
        <text:list-item>
          <text:p text:style-name="P19"><text:span text:style-name="Strong_20_Emphasis">Complexité</text:span> : La configuration et le déploiement d'un cluster Kafka nécessitent des ajustements constants de l'infrastructure, surtout pour des déploiements à grande échelle.</text:p>
        </text:list-item>
      </text:list>
      <text:h text:style-name="Heading_20_3" text:outline-level="3">Fournisseurs de services basés sur Kafka</text:h>
      <text:list xml:id="list1204745981" text:style-name="L11">
        <text:list-item>
          <text:p text:style-name="P21"><text:span text:style-name="Strong_20_Emphasis">Confluent Cloud</text:span> : Propose des services Kafka entièrement gérés, sur site ou dans le cloud.</text:p>
        </text:list-item>
        <text:list-item>
          <text:p text:style-name="P21"><text:span text:style-name="Strong_20_Emphasis">IBM Event Streams</text:span> : Basé sur Kafka, il offre des fonctionnalités supplémentaires comme la sécurité et la reprise après sinistre.</text:p>
        </text:list-item>
        <text:list-item>
          <text:p text:style-name="P20"><text:span text:style-name="Strong_20_Emphasis">Amazon Managed Streaming pour Apache Kafka</text:span> : Un service géré pour simplifier la création et le déploiement de Kafka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3:42:14.280985427</meta:creation-date>
    <meta:generator>LibreOffice/7.3.7.2$Linux_X86_64 LibreOffice_project/30$Build-2</meta:generator>
    <dc:date>2024-10-20T23:47:45.223938748</dc:date>
    <meta:editing-duration>PT5M31S</meta:editing-duration>
    <meta:editing-cycles>2</meta:editing-cycles>
    <meta:document-statistic meta:table-count="0" meta:image-count="0" meta:object-count="0" meta:page-count="3" meta:paragraph-count="63" meta:word-count="740" meta:character-count="4751" meta:non-whitespace-character-count="4126"/>
  </office:meta>
</office:document-meta>
</file>